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  <style:text-properties fo:language="en" fo:country="US"/>
    </style:style>
    <style:style style:name="P3" style:parent-style-name="Normal" style:family="paragraph">
      <style:paragraph-properties fo:margin-bottom="0in" style:line-height-at-least="0.1979in" fo:background-color="#070E13"/>
    </style:style>
    <style:style style:name="T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" style:parent-style-name="DefaultParagraphFont" style:family="text">
      <style:text-properties style:font-name="Consolas" style:font-name-asian="Times New Roman" style:font-name-complex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9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11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F8354" style:letter-kerning="false" fo:font-size="10.5pt" style:font-size-asian="10.5pt" style:font-size-complex="10.5pt" fo:language="en" fo:country="US" style:language-asian="it" style:country-asian="IT"/>
    </style:style>
    <style:style style:name="T14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5" style:parent-style-name="Normal" style:family="paragraph">
      <style:paragraph-properties fo:margin-bottom="0in" style:line-height-at-least="0.1979in" fo:background-color="#070E13"/>
    </style:style>
    <style:style style:name="T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7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8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0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1" style:parent-style-name="DefaultParagraphFont" style:family="text">
      <style:text-properties style:font-name="Consolas" style:font-name-asian="Times New Roman" style:font-name-complex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22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23" style:parent-style-name="Normal" style:family="paragraph">
      <style:paragraph-properties fo:margin-bottom="0in" style:line-height-at-least="0.1979in" fo:background-color="#070E13"/>
    </style:style>
    <style:style style:name="T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5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7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8" style:parent-style-name="DefaultParagraphFont" style:family="text">
      <style:text-properties style:font-name="Consolas" style:font-name-asian="Times New Roman" style:font-name-complex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29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0" style:parent-style-name="DefaultParagraphFont" style:family="text">
      <style:text-properties style:font-name="Consolas" style:font-name-asian="Times New Roman" style:font-name-complex="Times New Roman" fo:color="#DDCB0A" style:letter-kerning="false" fo:font-size="10.5pt" style:font-size-asian="10.5pt" style:font-size-complex="10.5pt" fo:language="en" fo:country="US" style:language-asian="it" style:country-asian="IT"/>
    </style:style>
    <style:style style:name="T31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2" style:parent-style-name="Normal" style:family="paragraph">
      <style:paragraph-properties fo:margin-bottom="0in" style:line-height-at-least="0.1979in" fo:background-color="#070E13"/>
    </style:style>
    <style:style style:name="T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4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5" style:parent-style-name="Normal" style:family="paragraph">
      <style:paragraph-properties fo:margin-bottom="0in" style:line-height-at-least="0.1979in" fo:background-color="#070E13"/>
    </style:style>
    <style:style style:name="T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9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1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3" style:parent-style-name="DefaultParagraphFont" style:family="text">
      <style:text-properties style:font-name="Consolas" style:font-name-asian="Times New Roman" style:font-name-complex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44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5" style:parent-style-name="Normal" style:family="paragraph">
      <style:paragraph-properties fo:margin-bottom="0in" style:line-height-at-least="0.1979in" fo:background-color="#070E13"/>
    </style:style>
    <style:style style:name="T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7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9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5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52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5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54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56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57" style:parent-style-name="DefaultParagraphFont" style:family="text">
      <style:text-properties style:font-name="Consolas" style:font-name-asian="Times New Roman" style:font-name-complex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58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59" style:parent-style-name="DefaultParagraphFont" style:family="text">
      <style:text-properties style:font-name="Consolas" style:font-name-asian="Times New Roman" style:font-name-complex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60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61" style:parent-style-name="Normal" style:family="paragraph">
      <style:paragraph-properties fo:margin-bottom="0in" style:line-height-at-least="0.1979in" fo:background-color="#070E13"/>
    </style:style>
    <style:style style:name="T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64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66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8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0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1" style:parent-style-name="Normal" style:family="paragraph">
      <style:paragraph-properties fo:margin-bottom="0in" style:line-height-at-least="0.1979in" fo:background-color="#070E13"/>
    </style:style>
    <style:style style:name="T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5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6" style:parent-style-name="Normal" style:family="paragraph">
      <style:paragraph-properties fo:margin-bottom="0in" style:line-height-at-least="0.1979in" fo:background-color="#070E13"/>
    </style:style>
    <style:style style:name="T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8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79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2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4" style:parent-style-name="DefaultParagraphFont" style:family="text">
      <style:text-properties style:font-name="Consolas" style:font-name-asian="Times New Roman" style:font-name-complex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85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7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9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90" style:parent-style-name="DefaultParagraphFont" style:family="text">
      <style:text-properties style:font-name="Consolas" style:font-name-asian="Times New Roman" style:font-name-complex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91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3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94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95" style:parent-style-name="Normal" style:family="paragraph">
      <style:paragraph-properties fo:margin-bottom="0in" style:line-height-at-least="0.1979in" fo:background-color="#070E13"/>
    </style:style>
    <style:style style:name="T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style:language-asian="it" style:country-asian="IT"/>
    </style:style>
    <style:style style:name="T98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style:language-asian="it" style:country-asian="IT"/>
    </style:style>
    <style:style style:name="T9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style:language-asian="it" style:country-asian="IT"/>
    </style:style>
    <style:style style:name="T100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style:language-asian="it" style:country-asian="IT"/>
    </style:style>
    <style:style style:name="T1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it" style:country-asian="IT"/>
    </style:style>
    <style:style style:name="T102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style:language-asian="it" style:country-asian="IT"/>
    </style:style>
    <style:style style:name="T1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it" style:country-asian="IT"/>
    </style:style>
    <style:style style:name="T104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style:language-asian="it" style:country-asian="IT"/>
    </style:style>
    <style:style style:name="T1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it" style:country-asian="IT"/>
    </style:style>
    <style:style style:name="T10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style:language-asian="it" style:country-asian="IT"/>
    </style:style>
    <style:style style:name="T107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style:language-asian="it" style:country-asian="IT"/>
    </style:style>
    <style:style style:name="T10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40B4BB" style:letter-kerning="false" fo:font-size="10.5pt" style:font-size-asian="10.5pt" style:font-size-complex="10.5pt" style:language-asian="it" style:country-asian="IT"/>
    </style:style>
    <style:style style:name="T109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style:language-asian="it" style:country-asian="IT"/>
    </style:style>
    <style:style style:name="T1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it" style:country-asian="IT"/>
    </style:style>
    <style:style style:name="T111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style:language-asian="it" style:country-asian="IT"/>
    </style:style>
    <style:style style:name="T112" style:parent-style-name="DefaultParagraphFont" style:family="text">
      <style:text-properties style:font-name="Consolas" style:font-name-asian="Times New Roman" style:font-name-complex="Times New Roman" fo:color="#46D028" style:letter-kerning="false" fo:font-size="10.5pt" style:font-size-asian="10.5pt" style:font-size-complex="10.5pt" style:language-asian="it" style:country-asian="IT"/>
    </style:style>
    <style:style style:name="T113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style:language-asian="it" style:country-asian="IT"/>
    </style:style>
    <style:style style:name="T1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it" style:country-asian="IT"/>
    </style:style>
    <style:style style:name="T115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style:language-asian="it" style:country-asian="IT"/>
    </style:style>
    <style:style style:name="P116" style:parent-style-name="Normal" style:family="paragraph">
      <style:paragraph-properties fo:margin-bottom="0in" style:line-height-at-least="0.1979in" fo:background-color="#070E13"/>
    </style:style>
    <style:style style:name="T1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it" style:country-asian="IT"/>
    </style:style>
    <style:style style:name="T1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19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21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22" style:parent-style-name="DefaultParagraphFont" style:family="text">
      <style:text-properties style:font-name="Consolas" style:font-name-asian="Times New Roman" style:font-name-complex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123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24" style:parent-style-name="DefaultParagraphFont" style:family="text">
      <style:text-properties style:font-name="Consolas" style:font-name-asian="Times New Roman" style:font-name-complex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125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26" style:parent-style-name="Normal" style:family="paragraph">
      <style:paragraph-properties fo:margin-bottom="0in" style:line-height-at-least="0.1979in" fo:background-color="#070E13"/>
    </style:style>
    <style:style style:name="T1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28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29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31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33" style:parent-style-name="DefaultParagraphFont" style:family="text">
      <style:text-properties style:font-name="Consolas" style:font-name-asian="Times New Roman" style:font-name-complex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134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35" style:parent-style-name="Normal" style:family="paragraph">
      <style:paragraph-properties fo:margin-bottom="0in" style:line-height-at-least="0.1979in" fo:background-color="#070E13"/>
    </style:style>
    <style:style style:name="T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37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38" style:parent-style-name="DefaultParagraphFont" style:family="text">
      <style:text-properties style:font-name="Consolas" style:font-name-asian="Times New Roman" style:font-name-complex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139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41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42" style:parent-style-name="Normal" style:family="paragraph">
      <style:paragraph-properties fo:margin-bottom="0in" style:line-height-at-least="0.1979in" fo:background-color="#070E13"/>
    </style:style>
    <style:style style:name="T1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44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46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48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50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51" style:parent-style-name="Normal" style:family="paragraph">
      <style:paragraph-properties fo:margin-bottom="0in" style:line-height-at-least="0.1979in" fo:background-color="#070E13"/>
    </style:style>
    <style:style style:name="T1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53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55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57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58" style:parent-style-name="Normal" style:family="paragraph">
      <style:paragraph-properties fo:margin-bottom="0in" style:line-height-at-least="0.1979in" fo:background-color="#070E13"/>
    </style:style>
    <style:style style:name="T1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60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61" style:parent-style-name="Normal" style:family="paragraph">
      <style:paragraph-properties fo:margin-bottom="0in" style:line-height-at-least="0.1979in" fo:background-color="#070E13"/>
    </style:style>
    <style:style style:name="T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63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64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65" style:parent-style-name="Normal" style:family="paragraph">
      <style:paragraph-properties fo:margin-bottom="0in" style:line-height-at-least="0.1979in" fo:background-color="#070E13"/>
    </style:style>
    <style:style style:name="T1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67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68" style:parent-style-name="DefaultParagraphFont" style:family="text">
      <style:text-properties style:font-name="Consolas" style:font-name-asian="Times New Roman" style:font-name-complex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169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71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72" style:parent-style-name="Normal" style:family="paragraph">
      <style:paragraph-properties fo:margin-bottom="0in" style:line-height-at-least="0.1979in" fo:background-color="#070E13"/>
    </style:style>
    <style:style style:name="T1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74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76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78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80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81" style:parent-style-name="Normal" style:family="paragraph">
      <style:paragraph-properties fo:margin-bottom="0in" style:line-height-at-least="0.1979in" fo:background-color="#070E13"/>
    </style:style>
    <style:style style:name="T1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83" style:parent-style-name="DefaultParagraphFont" style:family="text">
      <style:text-properties style:font-name="Consolas" style:font-name-asian="Times New Roman" style:font-name-complex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85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87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88" style:parent-style-name="Normal" style:family="paragraph">
      <style:paragraph-properties fo:margin-bottom="0in" style:line-height-at-least="0.1979in" fo:background-color="#070E13"/>
    </style:style>
    <style:style style:name="T1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90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style:language-asian="it" style:country-asian="IT"/>
    </style:style>
    <style:style style:name="P191" style:parent-style-name="Normal" style:family="paragraph">
      <style:paragraph-properties fo:margin-bottom="0in" style:line-height-at-least="0.1979in" fo:background-color="#070E13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it" style:country-asian="IT"/>
    </style:style>
    <style:style style:name="P192" style:parent-style-name="Normal" style:family="paragraph">
      <style:paragraph-properties fo:margin-bottom="0in" style:line-height-at-least="0.1979in" fo:background-color="#070E13"/>
    </style:style>
    <style:style style:name="T1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it" style:country-asian="IT"/>
    </style:style>
    <style:style style:name="T194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style:language-asian="it" style:country-asian="IT"/>
    </style:style>
    <style:style style:name="P195" style:parent-style-name="Normal" style:family="paragraph">
      <style:paragraph-properties fo:margin-bottom="0in" style:line-height-at-least="0.1979in" fo:background-color="#070E13"/>
    </style:style>
    <style:style style:name="T1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it" style:country-asian="IT"/>
    </style:style>
    <style:style style:name="T197" style:parent-style-name="DefaultParagraphFont" style:family="text">
      <style:text-properties style:font-name="Consolas" style:font-name-asian="Times New Roman" style:font-name-complex="Times New Roman" fo:color="#75C3A8" style:letter-kerning="false" fo:font-size="10.5pt" style:font-size-asian="10.5pt" style:font-size-complex="10.5pt" style:language-asian="it" style:country-asian="IT"/>
    </style:style>
    <style:style style:name="P198" style:parent-style-name="Normal" style:family="paragraph">
      <style:paragraph-properties fo:text-indent="0.4916in"/>
    </style:style>
  </office:automatic-styles>
  <office:body>
    <office:text text:use-soft-page-breaks="true">
      <text:p text:style-name="P1">Esercizio 1</text:p>
      <text:p text:style-name="Normal">Realizzare un metodo costruttore della classe LinkedBinaryTree&lt;E&gt;</text:p>
      <text:p text:style-name="P2">public LinkedBinaryTree (List&lt;E&gt; list)</text:p>
      <text:p text:style-name="Normal">che prende in input una lista di oggetti di tipo E e costruisce un nuovo</text:p>
      <text:p text:style-name="Normal">albero binario come una catena lineare tale che ogni nodo ha esattamente</text:p>
      <text:p text:style-name="Normal">un figlio e l’oggetto in posizione i nella lista è collocato nel nodo di livello i</text:p>
      <text:p text:style-name="Normal">dell’albero. In fase di costruzione dell’albero, si assuma che per ogni nodo</text:p>
      <text:p text:style-name="Normal">la probabilità di avere un figlio sinistro (rispettivamente destro) sia ½.</text:p>
      <text:p text:style-name="P3"><text:span text:style-name="T4">public</text:span><text:span text:style-name="T5"><text:s/></text:span><text:span text:style-name="T6">LinkedBinaryTree</text:span><text:span text:style-name="T7">(</text:span><text:span text:style-name="T8">List</text:span><text:span text:style-name="T9">&lt;</text:span><text:span text:style-name="T10">E</text:span><text:span text:style-name="T11">&gt;</text:span><text:span text:style-name="T12"><text:s/></text:span><text:span text:style-name="T13">list</text:span><text:span text:style-name="T14">){</text:span></text:p>
      <text:p text:style-name="P15"><text:span text:style-name="T16">       <text:s/></text:span><text:span text:style-name="T17">if</text:span><text:span text:style-name="T18">(</text:span><text:span text:style-name="T19">list</text:span><text:span text:style-name="T20">.</text:span><text:span text:style-name="T21">isEmpty</text:span><text:span text:style-name="T22">()){</text:span></text:p>
      <text:p text:style-name="P23"><text:span text:style-name="T24">            System</text:span><text:span text:style-name="T25">.</text:span><text:span text:style-name="T26">out</text:span><text:span text:style-name="T27">.</text:span><text:span text:style-name="T28">println</text:span><text:span text:style-name="T29">("</text:span><text:span text:style-name="T30">List is empty, error</text:span><text:span text:style-name="T31">");</text:span></text:p>
      <text:p text:style-name="P32"><text:span text:style-name="T33">       <text:s/></text:span><text:span text:style-name="T34">}</text:span></text:p>
      <text:p text:style-name="P35"><text:span text:style-name="T36">       <text:s/></text:span><text:span text:style-name="T37">Random</text:span><text:span text:style-name="T38"><text:s/>prob<text:s/></text:span><text:span text:style-name="T39">=</text:span><text:span text:style-name="T40"><text:s/></text:span><text:span text:style-name="T41">new</text:span><text:span text:style-name="T42"><text:s/></text:span><text:span text:style-name="T43">Random</text:span><text:span text:style-name="T44">();</text:span></text:p>
      <text:p text:style-name="P45"><text:span text:style-name="T46">        root<text:s/></text:span><text:span text:style-name="T47">=</text:span><text:span text:style-name="T48"><text:s/></text:span><text:span text:style-name="T49">new</text:span><text:span text:style-name="T50"><text:s/></text:span><text:span text:style-name="T51">Node</text:span><text:span text:style-name="T52">&lt;</text:span><text:span text:style-name="T53">E</text:span><text:span text:style-name="T54">&gt;(</text:span><text:span text:style-name="T55">list</text:span><text:span text:style-name="T56">.</text:span><text:span text:style-name="T57">get</text:span><text:span text:style-name="T58">(</text:span><text:span text:style-name="T59">0</text:span><text:span text:style-name="T60">));</text:span></text:p>
      <text:p text:style-name="P61"><text:span text:style-name="T62">       <text:s/></text:span><text:span text:style-name="T63">Node</text:span><text:span text:style-name="T64">&lt;</text:span><text:span text:style-name="T65">E</text:span><text:span text:style-name="T66">&gt;</text:span><text:span text:style-name="T67"><text:s/>current<text:s/></text:span><text:span text:style-name="T68">=</text:span><text:span text:style-name="T69"><text:s/>root</text:span><text:span text:style-name="T70">;</text:span></text:p>
      <text:p text:style-name="P71"><text:span text:style-name="T72">       <text:s/></text:span><text:span text:style-name="T73">int</text:span><text:span text:style-name="T74"><text:s/>x</text:span><text:span text:style-name="T75">;</text:span></text:p>
      <text:p text:style-name="P76"><text:span text:style-name="T77">       <text:s/></text:span><text:span text:style-name="T78">for</text:span><text:span text:style-name="T79">(</text:span><text:span text:style-name="T80">int</text:span><text:span text:style-name="T81"><text:s/>i<text:s/></text:span><text:span text:style-name="T82">=</text:span><text:span text:style-name="T83"><text:s/></text:span><text:span text:style-name="T84">1</text:span><text:span text:style-name="T85">;</text:span><text:span text:style-name="T86"><text:s/>i</text:span><text:span text:style-name="T87">&lt;</text:span><text:span text:style-name="T88">list</text:span><text:span text:style-name="T89">.</text:span><text:span text:style-name="T90">size</text:span><text:span text:style-name="T91">();</text:span><text:span text:style-name="T92"><text:s/>i</text:span><text:span text:style-name="T93">++</text:span><text:span text:style-name="T94">){</text:span></text:p>
      <text:p text:style-name="P95"><text:span text:style-name="T96">           <text:s/></text:span><text:span text:style-name="T97">Node</text:span><text:span text:style-name="T98">&lt;</text:span><text:span text:style-name="T99">E</text:span><text:span text:style-name="T100">&gt;</text:span><text:span text:style-name="T101"><text:s/>nodo<text:s/></text:span><text:span text:style-name="T102">=</text:span><text:span text:style-name="T103"><text:s/></text:span><text:span text:style-name="T104">new</text:span><text:span text:style-name="T105"><text:s/></text:span><text:span text:style-name="T106">Node</text:span><text:span text:style-name="T107">&lt;</text:span><text:span text:style-name="T108">E</text:span><text:span text:style-name="T109">&gt;(</text:span><text:span text:style-name="T110">list</text:span><text:span text:style-name="T111">.</text:span><text:span text:style-name="T112">get</text:span><text:span text:style-name="T113">(</text:span><text:span text:style-name="T114">i</text:span><text:span text:style-name="T115">));</text:span></text:p>
      <text:p text:style-name="P116"><text:span text:style-name="T117">           <text:s/></text:span><text:span text:style-name="T118">x<text:s/></text:span><text:span text:style-name="T119">=</text:span><text:span text:style-name="T120"><text:s/>prob</text:span><text:span text:style-name="T121">.</text:span><text:span text:style-name="T122">nextInt</text:span><text:span text:style-name="T123">(</text:span><text:span text:style-name="T124">2</text:span><text:span text:style-name="T125">);</text:span></text:p>
      <text:p text:style-name="P126"><text:span text:style-name="T127">           <text:s/></text:span><text:span text:style-name="T128">if</text:span><text:span text:style-name="T129">(</text:span><text:span text:style-name="T130">x<text:s/></text:span><text:span text:style-name="T131">==</text:span><text:span text:style-name="T132"><text:s/></text:span><text:span text:style-name="T133">0</text:span><text:span text:style-name="T134">){</text:span></text:p>
      <text:p text:style-name="P135"><text:span text:style-name="T136">                current</text:span><text:span text:style-name="T137">.</text:span><text:span text:style-name="T138">setLeft</text:span><text:span text:style-name="T139">(</text:span><text:span text:style-name="T140">nodo</text:span><text:span text:style-name="T141">);</text:span></text:p>
      <text:p text:style-name="P142"><text:span text:style-name="T143">                current</text:span><text:span text:style-name="T144">.</text:span><text:span text:style-name="T145">left</text:span><text:span text:style-name="T146">.</text:span><text:span text:style-name="T147">parent<text:s/></text:span><text:span text:style-name="T148">=</text:span><text:span text:style-name="T149"><text:s/>current</text:span><text:span text:style-name="T150">;</text:span></text:p>
      <text:p text:style-name="P151"><text:span text:style-name="T152">                current<text:s/></text:span><text:span text:style-name="T153">=</text:span><text:span text:style-name="T154"><text:s/>current</text:span><text:span text:style-name="T155">.</text:span><text:span text:style-name="T156">left</text:span><text:span text:style-name="T157">;</text:span></text:p>
      <text:p text:style-name="P158"><text:span text:style-name="T159">           <text:s/></text:span><text:span text:style-name="T160">}</text:span></text:p>
      <text:p text:style-name="P161"><text:span text:style-name="T162">           <text:s/></text:span><text:span text:style-name="T163">else</text:span><text:span text:style-name="T164">{</text:span></text:p>
      <text:p text:style-name="P165"><text:span text:style-name="T166">                current</text:span><text:span text:style-name="T167">.</text:span><text:span text:style-name="T168">setRight</text:span><text:span text:style-name="T169">(</text:span><text:span text:style-name="T170">nodo</text:span><text:span text:style-name="T171">);</text:span></text:p>
      <text:p text:style-name="P172"><text:span text:style-name="T173">                current</text:span><text:span text:style-name="T174">.</text:span><text:span text:style-name="T175">right</text:span><text:span text:style-name="T176">.</text:span><text:span text:style-name="T177">parent<text:s/></text:span><text:span text:style-name="T178">=</text:span><text:span text:style-name="T179"><text:s/>current</text:span><text:span text:style-name="T180">;</text:span></text:p>
      <text:p text:style-name="P181"><text:span text:style-name="T182">                current<text:s/></text:span><text:span text:style-name="T183">=</text:span><text:span text:style-name="T184"><text:s/>current</text:span><text:span text:style-name="T185">.</text:span><text:span text:style-name="T186">right</text:span><text:span text:style-name="T187">;</text:span></text:p>
      <text:p text:style-name="P188"><text:span text:style-name="T189">           <text:s/></text:span><text:span text:style-name="T190">}</text:span></text:p>
      <text:p text:style-name="P191">           <text:s/></text:p>
      <text:p text:style-name="P192"><text:span text:style-name="T193">       <text:s/></text:span><text:span text:style-name="T194">}</text:span></text:p>
      <text:p text:style-name="P195"><text:span text:style-name="T196">   <text:s/></text:span><text:span text:style-name="T197">}</text:span></text:p>
      <text:p text:style-name="Normal"/>
      <text:p text:style-name="Normal">Esercizio 1</text:p>
      <text:p text:style-name="Normal">Un albero di interi si definisce “fair” se tutti i figli destri dei nodi sono pari e tutti i figli sinistri sono dispari. La</text:p>
      <text:p text:style-name="Normal">radice dell’albero può contenere qualsiasi valore in quanto non è né figlio destro né sinistro. Realizzare il metodo</text:p>
      <text:p text:style-name="P198">static boolean fairBTree(LinkedBinaryTree&lt;Integer&gt; t)</text:p>
      <text:p text:style-name="Normal">che dato in input un albero binario di interi verifica se l’albero è “fair”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4-01-09T16:29:00Z</meta:creation-date>
    <dc:date>2024-01-09T16:56:00Z</dc:date>
    <meta:template xlink:href="Normal.dotm" xlink:type="simple"/>
    <meta:editing-cycles>2</meta:editing-cycles>
    <meta:editing-duration>PT1620S</meta:editing-duration>
    <meta:document-statistic meta:page-count="1" meta:paragraph-count="3" meta:word-count="242" meta:character-count="1623" meta:row-count="11" meta:non-whitespace-character-count="1384"/>
  </office:meta>
</office:document-meta>
</file>